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office:forms form:automatic-focus="false" form:apply-design-mode="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9 2412">
            <text:p>test_Parser(primitives): 4,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9">
            <text:p>4,9 sec</text:p>
          </table:table-cell>
          <table:table-cell table:style-name="ce162" table:formula="of:=TESTSTAT(&quot;count&quot;; [.B46])" office:value-type="float" office:value="2412">
            <text:p>2412</text:p>
          </table:table-cell>
          <table:table-cell table:style-name="ce164" table:formula="of:=[.E46]/[.D46]" office:value-type="float" office:value="492.244897959184">
            <text:p>492,2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 1546">
            <text:p>test_Parser(multiplicity): 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
            <text:p>5,0 sec</text:p>
          </table:table-cell>
          <table:table-cell table:style-name="ce162" table:formula="of:=TESTSTAT(&quot;count&quot;; [.B47])" office:value-type="float" office:value="1546">
            <text:p>1546</text:p>
          </table:table-cell>
          <table:table-cell table:style-name="ce164" table:formula="of:=[.E47]/[.D47]" office:value-type="float" office:value="309.2">
            <text:p>309,2 a/sec</text:p>
          </table:table-cell>
          <table:table-cell table:number-columns-repeated="4"/>
        </table:table-row>
        <table:table-row table:style-name="ro6">
          <table:table-cell/>
          <table:table-cell table:formula="of:=TEST_PARSER(&quot;basic&quot;)" office:value-type="string" office:string-value="test_Parser(basic): 19,5 9107">
            <text:p>test_Parser(basic): 19,5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5">
            <text:p>19,5 sec</text:p>
          </table:table-cell>
          <table:table-cell table:style-name="ce162" table:formula="of:=TESTSTAT(&quot;count&quot;; [.B48])" office:value-type="float" office:value="9107">
            <text:p>9107</text:p>
          </table:table-cell>
          <table:table-cell table:style-name="ce164" table:formula="of:=[.E48]/[.D48]" office:value-type="float" office:value="467.025641025641">
            <text:p>467,0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8 3046">
            <text:p>test_Parser(numbers): 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
            <text:p>8,0 sec</text:p>
          </table:table-cell>
          <table:table-cell table:style-name="ce162" table:formula="of:=TESTSTAT(&quot;count&quot;; [.B50])" office:value-type="float" office:value="3046">
            <text:p>3046</text:p>
          </table:table-cell>
          <table:table-cell table:style-name="ce164" table:formula="of:=[.E50]/[.D50]" office:value-type="float" office:value="380.75">
            <text:p>380,8 a/sec</text:p>
          </table:table-cell>
          <table:table-cell table:number-columns-repeated="4"/>
        </table:table-row>
        <table:table-row table:style-name="ro6">
          <table:table-cell/>
          <table:table-cell table:formula="of:=TEST_PARSER(&quot;types&quot;)" office:value-type="string" office:string-value="test_Parser(types): 22,2 11149">
            <text:p>test_Parser(types): 22,2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2.2">
            <text:p>22,2 sec</text:p>
          </table:table-cell>
          <table:table-cell table:style-name="ce162" table:formula="of:=TESTSTAT(&quot;count&quot;; [.B51])" office:value-type="float" office:value="11149">
            <text:p>11149</text:p>
          </table:table-cell>
          <table:table-cell table:style-name="ce164" table:formula="of:=[.E51]/[.D51]" office:value-type="float" office:value="502.207207207207">
            <text:p>502,2 a/sec</text:p>
          </table:table-cell>
          <table:table-cell table:number-columns-repeated="4"/>
        </table:table-row>
        <table:table-row table:style-name="ro6">
          <table:table-cell table:number-columns-repeated="3"/>
          <table:table-cell table:style-name="ce161" table:formula="of:=SUM([.D46:.D51])" office:value-type="float" office:value="61.2">
            <text:p>61,2 sec</text:p>
          </table:table-cell>
          <table:table-cell table:style-name="ce163" table:formula="of:=SUM([.E46:.E51])" office:value-type="float" office:value="27739">
            <text:p>27739</text:p>
          </table:table-cell>
          <table:table-cell table:style-name="ce165" table:formula="of:=[.E52]/[.D52]" office:value-type="float" office:value="453.251633986928">
            <text:p>453,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0,2 27734">
            <text:p>test_Parser(all): 60,2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0.2">
            <text:p>60,2 sec</text:p>
          </table:table-cell>
          <table:table-cell table:style-name="ce162" table:formula="of:=TESTSTAT(&quot;count&quot;; [.B54])" office:value-type="float" office:value="27734">
            <text:p>27734</text:p>
          </table:table-cell>
          <table:table-cell table:style-name="ce164" table:formula="of:=[.E54]/[.D54]" office:value-type="float" office:value="460.697674418605">
            <text:p>460,7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9.06.2017</text:date>, <text:time>14:35:3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9T14:35:38.01</dc:date>
    <meta:editing-duration>P174DT10H49M52S</meta:editing-duration>
    <meta:editing-cycles>804</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End If
	Pattern_Any = out
End Function

Function Pattern_Var(Optional nm)
	Static c As Object, oFn As Object
	Dim out
	If isNull(c) Then
		c = findDataCtor(TPattern, "Var")
		oFn = applyDC(c)
	End If
	If isMissing(nm) Then
		out = oFn
	Else
		out = applyDC(c, nm)
	End If
	Pattern_Var = out
End Function

Function Pattern_Var_name(Optional x)
	Static c As Object : If isNull(c) Then : c = _ctor(Pattern_Var("x")) : End If
	Pattern_Var_name = _destructure(c, 0, x)
End Function

Function Pattern_Const(Optional val)
	Static c As Object, oFn As Object
	Dim out
	If isNull(c) Then
		c = findDataCtor(TPattern, "Const")
		oFn = applyDC(c)
	End If
	If isMissing(val) Then
		out = oFn
	Else
		out = applyDC(c, val)
	End If
	Pattern_Const = out
End Function

Function Pattern_Const_value(Optional x)
	Static c As Object : If isNull(c) Then : c = _ctor(Pattern_Const("x")) : End If
	Pattern_Const_value = _destructure(c, 0, x)
End Function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isPattern()
	test_Pattern_toString()
	test_Pattern_matches_Any()
	test_Pattern_matches_Val()
	test_Pattern_matches_Var()
	test_Pattern_matches_List()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isFn(Pattern_Const()), True).x
	'assertThrows(Pattern_Const, Array(1)).x	' TODO: typecheck in applyDC

	assertEqual(Pattern_Const_value(Pattern_Const(Nothing)), Nothing).x
	assertEqual(Pattern_Const_value(Pattern_Const(Empty)), 	 Empty).x
	assertEqual(Pattern_Const_value(Pattern_Const("qmbl")),  "qmbl").x
	'assertEqual(Pattern_Const_value(Pattern_Const()), ).x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cDataTypeCtor As Object, cApp As Object
	Dim out As Variant
	If isMissing(t) Then
		If isNull(oFn) Then : oFn = Fn.hasType : End If
		If isMissing(v) Then	: out = oFn
		Else					: out = apply1(oFn, v)
		End If
	ElseIf isType(t) Then
		If isNull(tcType) Then
			tcType = Tp.TType
			cDataTypeCtor = Tp.DataTypeCtor
			cApp = Tp.TType_App
		End If
		If DataValue_same(t, tcType) Then
			out = isType(v)
		Else
			out = False
			Dim tv As Object
			tv = typeOf(v)
			If DataValue_same(tv, t) Then
				out = True
			ElseIf isCtorOf(cDataTypeCtor, tv) Then
				Dim r As Integer
				r = field(DataTypeCtor_arity, tv)
				If (r &gt; 0) And (isCtorOf(cApp, t)) Then
					out = DataValue_same(tv, field(0, t))
					' TODO: test type arg
				Else
					' TODO: subtype relation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